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Ade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6-2019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6-2019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5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Khale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Khaled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13-2019</text:p>
          </table:table-cell>
          <table:table-cell office:value-type="string" calcext:value-type="string">
            <text:p>Erem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2-202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3-2019</text:p>
          </table:table-cell>
          <table:table-cell office:value-type="string" calcext:value-type="string">
            <text:p>Erem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Christ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NMARK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0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0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-1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Herm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Fro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Yoe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Frod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-2020</text:p>
          </table:table-cell>
          <table:table-cell office:value-type="string" calcext:value-type="string">
            <text:p>Wili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-27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y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27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Broj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Brojo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Ronan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9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3-2019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3-2019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Nicoli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Nicoli</text:p>
          </table:table-cell>
          <table:table-cell office:value-type="string" calcext:value-type="string">
            <text:p>unkown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0-2019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0-2019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Holy Reb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Holy Reb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Derek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1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xico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rance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17-2019</text:p>
          </table:table-cell>
          <table:table-cell office:value-type="string" calcext:value-type="string">
            <text:p>Jar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17-2019</text:p>
          </table:table-cell>
          <table:table-cell office:value-type="string" calcext:value-type="string">
            <text:p>Jar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Kim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Kim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Roy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ustrali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2-24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2-24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Dam</text:p>
          </table:table-cell>
          <table:table-cell/>
          <table:table-cell office:value-type="string" calcext:value-type="string">
            <text:p>Bahamas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Cody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Alons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3-3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3-1-202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Aiden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0-2019</text:p>
          </table:table-cell>
          <table:table-cell office:value-type="string" calcext:value-type="string">
            <text:p>Ich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8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0-2019</text:p>
          </table:table-cell>
          <table:table-cell office:value-type="string" calcext:value-type="string">
            <text:p>Icha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1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17-2019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17-2019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Sherw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Sherwi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Anna Mar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4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Vitali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Vitaliy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24-2019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24-2019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3-29-2020</text:p>
          </table:table-cell>
          <table:table-cell office:value-type="string" calcext:value-type="string">
            <text:p>Lana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Saad</text:p>
          </table:table-cell>
          <table:table-cell office:value-type="string" calcext:value-type="string">
            <text:p>Karachi</text:p>
          </table:table-cell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3-31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3-31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Praful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Guard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Praful</text:p>
          </table:table-cell>
          <table:table-cell office:value-type="string" calcext:value-type="string">
            <text:p>Hyderabad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7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Marque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Torre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14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14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Rene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Aliga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1-2019</text:p>
          </table:table-cell>
          <table:table-cell office:value-type="string" calcext:value-type="string">
            <text:p>Nikki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1-2019</text:p>
          </table:table-cell>
          <table:table-cell office:value-type="string" calcext:value-type="string">
            <text:p>Nikki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1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Ny</text:p>
          </table:table-cell>
          <table:table-cell table:number-columns-repeated="2"/>
          <table:table-cell office:value-type="string" calcext:value-type="string">
            <text:p>4-26-2020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Ny</text:p>
          </table:table-cell>
          <table:table-cell/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4-28-2019</text:p>
          </table:table-cell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4-28-2019</text:p>
          </table:table-cell>
          <table:table-cell office:value-type="string" calcext:value-type="string">
            <text:p>Nick</text:p>
          </table:table-cell>
          <table:table-cell/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4-26-202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Quinton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Mr. ID</text:p>
          </table:table-cell>
          <table:table-cell/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Mr. ID</text:p>
          </table:table-cell>
          <table:table-cell/>
          <table:table-cell office:value-type="string" calcext:value-type="string">
            <text:p>Japan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Amanad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5-2019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-20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5-2019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Dave</text:p>
          </table:table-cell>
          <table:table-cell table:number-columns-repeated="2"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Gian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Kany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5-12-20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0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2-20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Vivian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Vivian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Asa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Asa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19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17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19-2019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Dorman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Murr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5-26-2019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5-24-2020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5-26-2019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Saad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Theo</text:p>
          </table:table-cell>
          <table:table-cell/>
          <table:table-cell office:value-type="string" calcext:value-type="string">
            <text:p>UAE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Theo</text:p>
          </table:table-cell>
          <table:table-cell/>
          <table:table-cell office:value-type="string" calcext:value-type="string">
            <text:p>UAE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2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5-31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2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Clin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Stephen</text:p>
          </table:table-cell>
          <table:table-cell/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6-9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9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7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6-16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6-16-2019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Ottowa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Ottowa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Hugh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Hugh</text:p>
          </table:table-cell>
          <table:table-cell/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14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Michelle</text:p>
          </table:table-cell>
          <table:table-cell table:number-columns-repeated="3"/>
          <table:table-cell office:value-type="string" calcext:value-type="string">
            <text:p>6-14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Mich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-23-2019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23-2019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Gw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ussi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1-202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6-30-2019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X</text:p>
          </table:table-cell>
          <table:table-cell/>
          <table:table-cell table:style-name="ce1" office:value-type="string" calcext:value-type="string">
            <text:p>06-30-2019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Roy</text:p>
          </table:table-cell>
          <table:table-cell/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RAO</text:p>
          </table:table-cell>
          <table:table-cell office:value-type="string" calcext:value-type="string">
            <text:p>W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07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07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6-28-2020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/>
          <table:table-cell office:value-type="string" calcext:value-type="string">
            <text:p>England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Emy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/>
          <table:table-cell office:value-type="string" calcext:value-type="string">
            <text:p>England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Jeu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Steff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Steffo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14-2019</text:p>
          </table:table-cell>
          <table:table-cell office:value-type="string" calcext:value-type="string">
            <text:p>Johnath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5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Elois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1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1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askatchewa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2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Steve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Jesus</text:p>
          </table:table-cell>
          <table:table-cell/>
          <table:table-cell office:value-type="string" calcext:value-type="string">
            <text:p>Mexico</text:p>
          </table:table-cell>
        </table:table-row>
        <table:table-row table:style-name="ro1">
          <table:table-cell office:value-type="string" calcext:value-type="string">
            <text:p>07-28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7-28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19-2020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ael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Valeri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4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elmar</text:p>
          </table:table-cell>
          <table:table-cell office:value-type="string" calcext:value-type="string">
            <text:p>(NL)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Kyle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7-2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1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1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Mica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Chandu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18-2019</text:p>
          </table:table-cell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18-2019</text:p>
          </table:table-cell>
          <table:table-cell office:value-type="string" calcext:value-type="string">
            <text:p>Kelly</text:p>
          </table:table-cell>
          <table:table-cell/>
          <table:table-cell office:value-type="string" calcext:value-type="string">
            <text:p>Iran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Tre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2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Cora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Heathen Hammer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(AU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Heathen Hammer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09-2020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ou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8-25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8-25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Parmend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Parmender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Gilles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Gilles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(LB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Michael</text:p>
          </table:table-cell>
          <table:table-cell/>
          <table:table-cell office:value-type="string" calcext:value-type="string">
            <text:p>Austri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MX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Christ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08-1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-201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(EUR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1-2019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(RO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Sirh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Tash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23-202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Tasha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Elle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Linguistie</text:p>
          </table:table-cell>
          <table:table-cell office:value-type="string" calcext:value-type="string">
            <text:p>(U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8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8-2019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8-3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Syngy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Mojo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Mojo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06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15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15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Cazz</text:p>
          </table:table-cell>
          <table:table-cell/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(NO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Cazz</text:p>
          </table:table-cell>
          <table:table-cell/>
          <table:table-cell office:value-type="string" calcext:value-type="string">
            <text:p>Australi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Bronson</text:p>
          </table:table-cell>
          <table:table-cell/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Bronson</text:p>
          </table:table-cell>
          <table:table-cell/>
          <table:table-cell office:value-type="string" calcext:value-type="string">
            <text:p>New Zealand</text:p>
          </table:table-cell>
        </table:table-row>
        <table:table-row table:style-name="ro1">
          <table:table-cell office:value-type="string" calcext:value-type="string">
            <text:p>09-22-2019</text:p>
          </table:table-cell>
          <table:table-cell office:value-type="string" calcext:value-type="string">
            <text:p>Ismail</text:p>
          </table:table-cell>
          <table:table-cell/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2-2019</text:p>
          </table:table-cell>
          <table:table-cell office:value-type="string" calcext:value-type="string">
            <text:p>Ismail</text:p>
          </table:table-cell>
          <table:table-cell/>
          <table:table-cell office:value-type="string" calcext:value-type="string">
            <text:p>South Afric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13-202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Spenc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09-29-2019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09-29-2019</text:p>
          </table:table-cell>
          <table:table-cell office:value-type="string" calcext:value-type="string">
            <text:p>Moniqu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Vi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Vi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Stev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0-2020</text:p>
          </table:table-cell>
          <table:table-cell office:value-type="string" calcext:value-type="string">
            <text:p>Verna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Private Citiz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Private Citize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6-2019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6-2019</text:p>
          </table:table-cell>
          <table:table-cell office:value-type="string" calcext:value-type="string">
            <text:p>Nicholas</text:p>
          </table:table-cell>
          <table:table-cell/>
          <table:table-cell office:value-type="string" calcext:value-type="string">
            <text:p>Norway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Ian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Ian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09-27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13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X</text:p>
          </table:table-cell>
          <table:table-cell/>
          <table:table-cell table:style-name="ce1" office:value-type="string" calcext:value-type="string">
            <text:p>10-13-2019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(CO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Shahe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Shahe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Mars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Wevvyj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0-2019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0-2019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Christian</text:p>
          </table:table-cell>
          <table:table-cell/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Christian</text:p>
          </table:table-cell>
          <table:table-cell/>
          <table:table-cell office:value-type="string" calcext:value-type="string">
            <text:p>Denmark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4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elmer</text:p>
          </table:table-cell>
          <table:table-cell office:value-type="string" calcext:value-type="string">
            <text:p>(NL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Omniskeptic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0-27-2019</text:p>
          </table:table-cell>
          <table:table-cell office:value-type="string" calcext:value-type="string">
            <text:p>Gma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0-27-2019</text:p>
          </table:table-cell>
          <table:table-cell office:value-type="string" calcext:value-type="string">
            <text:p>Gma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1-2020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oland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Jarrod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3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3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Alexander</text:p>
          </table:table-cell>
          <table:table-cell/>
          <table:table-cell office:value-type="string" calcext:value-type="string">
            <text:p>Germany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1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(RO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Kenn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Meerkat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Catholic Traditionali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0-2019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Quebec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0-25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(MX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(TR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outhern Caribbean Se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Jeroen</text:p>
          </table:table-cell>
          <table:table-cell office:value-type="string" calcext:value-type="string">
            <text:p>Curacao</text:p>
          </table:table-cell>
          <table:table-cell office:value-type="string" calcext:value-type="string">
            <text:p>Southern Caribbean Se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Dmitri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CC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(BE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17-2019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17-2019</text:p>
          </table:table-cell>
          <table:table-cell office:value-type="string" calcext:value-type="string">
            <text:p>Rick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Goh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1-2020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Goh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/>
          <table:table-cell office:value-type="string" calcext:value-type="string">
            <text:p>Malaysi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Caleb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Canadian Catholic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Canadian Catholic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ord Metha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1-24-201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1-24-2019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Vanessa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8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(EG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2-1-2019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-2019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  <table:table-cell/>
          <table:table-cell office:value-type="string" calcext:value-type="string">
            <text:p>11-22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string" calcext:value-type="string">
            <text:p>12-8-201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2-8-2019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Anonymous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Brough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Brough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Smokey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Smokey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2-15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15-2019</text:p>
          </table:table-cell>
          <table:table-cell office:value-type="string" calcext:value-type="string">
            <text:p>Zack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1-29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Gregor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(SY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Valued Customer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(NY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Valued Customer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A. Radical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A. Radical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Otangelo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Moldre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Brett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string" calcext:value-type="string">
            <text:p>12-22-2019</text:p>
          </table:table-cell>
          <table:table-cell office:value-type="string" calcext:value-type="string">
            <text:p>Jon</text:p>
          </table:table-cell>
          <table:table-cell table:number-columns-repeated="2" office:value-type="string" calcext:value-type="string">
            <text:p>unknown</text:p>
          </table:table-cell>
          <table:table-cell/>
          <table:table-cell office:value-type="string" calcext:value-type="string">
            <text:p>12-06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2-22-2019</text:p>
          </table:table-cell>
          <table:table-cell office:value-type="string" calcext:value-type="string">
            <text:p>Jon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06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06-2020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(IN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Elain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Konno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(FO)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Alonzo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Avishai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(AU)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5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Veria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12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  <table:table-cell/>
          <table:table-cell table:style-name="ce1" office:value-type="string" calcext:value-type="string">
            <text:p>1-12-2020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Christai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Kayl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-1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oront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Herme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Yoe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-2020</text:p>
          </table:table-cell>
          <table:table-cell office:value-type="string" calcext:value-type="string">
            <text:p>Wiliam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y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9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Shattere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1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Rami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Austral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2-2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rturo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Akee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Halli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-2020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Min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8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CJ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1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Traci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Damo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Anna Mari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4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3-29-2020</text:p>
          </table:table-cell>
          <table:table-cell office:value-type="string" calcext:value-type="string">
            <text:p>Lana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WD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Kamal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Cade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Guard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Murra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Marque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Ami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Aligaz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19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Amen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4-26-2020</text:p>
          </table:table-cell>
          <table:table-cell office:value-type="string" calcext:value-type="string">
            <text:p>Wilbur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Marcu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Amanada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-2020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Andr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Kanyo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0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Trud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New Englan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17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Dormand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Zachary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24-2020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5-31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Todd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Miner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Mallory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7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Sawyer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Malcol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14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Earl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Russi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1-2020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Co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6-28-2020</text:p>
          </table:table-cell>
          <table:table-cell office:value-type="string" calcext:value-type="string">
            <text:p>Tory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Emyn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Jeur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5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Jessica</text:p>
          </table:table-cell>
          <table:table-cell office:value-type="string" calcext:value-type="string">
            <text:p>V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2-2020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19-2020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Ery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elmar</text:p>
          </table:table-cell>
          <table:table-cell office:value-type="string" calcext:value-type="string">
            <text:p>(NL)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7-2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en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Chandu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2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Dennis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(AU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Guiller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09-2020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(LB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MX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16-2020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Arthur</text:p>
          </table:table-cell>
          <table:table-cell office:value-type="string" calcext:value-type="string">
            <text:p>(EUR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(RO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Sirh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23-2020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Linguistie</text:p>
          </table:table-cell>
          <table:table-cell office:value-type="string" calcext:value-type="string">
            <text:p>(U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8-3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Ralp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Syngyn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Key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06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(NO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Kay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13-2020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Shona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0-2020</text:p>
          </table:table-cell>
          <table:table-cell office:value-type="string" calcext:value-type="string">
            <text:p>Vernaz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09-27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Ricky</text:p>
          </table:table-cell>
          <table:table-cell office:value-type="string" calcext:value-type="string">
            <text:p>(CO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Mars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Wevvyj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NJ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4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elmer</text:p>
          </table:table-cell>
          <table:table-cell office:value-type="string" calcext:value-type="string">
            <text:p>(NL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Omniskeptic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Nadir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1-2020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Kel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oland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1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(RO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Meerkat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Catholic Traditionalist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0-25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Eddie</text:p>
          </table:table-cell>
          <table:table-cell office:value-type="string" calcext:value-type="string">
            <text:p>(CA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(MX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(TR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Anthony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Dmitri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(BE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1-2020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Bonnie</text:p>
          </table:table-cell>
          <table:table-cell office:value-type="string" calcext:value-type="string">
            <text:p>W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Alvin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ord Metha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8-2020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(EG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Beth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2-2020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Mark</text:p>
          </table:table-cell>
          <table:table-cell table:number-columns-repeated="2"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Amber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Skye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1-29-2020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(SY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(NY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Penelop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Moldred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06-2020</text:p>
          </table:table-cell>
          <table:table-cell office:value-type="string" calcext:value-type="string">
            <text:p>Zaman</text:p>
          </table:table-cell>
          <table:table-cell office:value-type="string" calcext:value-type="string">
            <text:p>(IN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Konnor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(FO)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Avishai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(AU)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Veria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Sammy</text:p>
          </table:table-cell>
          <table:table-cell office:value-type="string" calcext:value-type="string">
            <text:p>(UK)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table:number-columns-repeated="10"/>
          <table:table-cell table:style-name="ce1" office:value-type="string" calcext:value-type="string">
            <text:p>12-13-2020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SA</text:p>
          </table:table-cell>
        </table:table-row>
        <table:table-row table:style-name="ro1" table:number-rows-repeated="10478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1:Sheet1.D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8T00:58:26.759691755</meta:creation-date>
    <dc:date>2020-12-28T07:02:05.846282052</dc:date>
    <meta:editing-duration>PT5H15M2S</meta:editing-duration>
    <meta:editing-cycles>189</meta:editing-cycles>
    <meta:generator>LibreOffice/6.4.7.2$Linux_X86_64 LibreOffice_project/40$Build-2</meta:generator>
    <meta:document-statistic meta:table-count="1" meta:cell-count="5809" meta:object-count="0"/>
  </office:meta>
</office:document-meta>
</file>